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og till digital konverterare.</text:p>
      <text:p text:style-name="Standard"/>
      <text:p text:style-name="Standard">För att ta reda på det digitala värdet av en analog signal så jämför man två intervall. Det ena intervallet är 0v – 5v, det analoga intervallet och det andra är 0 – 255 eller 0- 1023 (beroende på om man använder 8 eller 10 bitar). 0v motsvarar 0 i det digitala intervallet och 5v motsvarar 255 eller 1023 i det digitala intervallet. </text:p>
      <text:p text:style-name="Standard"/>
      <text:p text:style-name="Standard">PSEDOKOD</text:p>
      <text:p text:style-name="Standard"/>
      <text:p text:style-name="Standard">#Välj adc pinne som ska användas.</text:p>
      <text:p text:style-name="Standard">#Ställ in ADC.</text:p>
      <text:p text:style-name="Standard">#Aktivera ADC interrupts.</text:p>
      <text:p text:style-name="Standard">#Välj 8 eller 10 bitars nogranhet.</text:p>
      <text:p text:style-name="Standard">#Aktivera ADC prescaler.</text:p>
      <text:p text:style-name="Standard">#Aktivera ADC.</text:p>
      <text:p text:style-name="Standard"/>
      <text:p text:style-name="Standard">#Aktivera globala interup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r Olin</meta:initial-creator>
    <meta:creation-date>2015-10-13T20:09:02.39</meta:creation-date>
    <dc:date>2015-10-13T21:31:56.78</dc:date>
    <dc:creator>Per Olin</dc:creator>
    <meta:editing-duration>PT7M13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0" meta:word-count="94" meta:character-count="546"/>
  </office:meta>
</office:document-meta>
</file>